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A0000005790555D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2" style:family="table-cell">
      <style:table-cell-properties fo:background-color="#e6e6ff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006cm" style:rel-column-width="20715*"/>
    </style:style>
    <style:style style:name="Tabella1.B" style:family="table-column">
      <style:table-column-properties style:column-width="5.951cm" style:rel-column-width="20526*"/>
    </style:style>
    <style:style style:name="Tabella1.C" style:family="table-column">
      <style:table-column-properties style:column-width="7.043cm" style:rel-column-width="2429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8.969cm" table:align="right"/>
    </style:style>
    <style:style style:name="Tabella4.A" style:family="table-column">
      <style:table-column-properties style:column-width="8.361cm"/>
    </style:style>
    <style:style style:name="Tabella4.B" style:family="table-column">
      <style:table-column-properties style:column-width="3.572cm"/>
    </style:style>
    <style:style style:name="Tabella4.C" style:family="table-column">
      <style:table-column-properties style:column-width="3.545cm"/>
    </style:style>
    <style:style style:name="Tabella4.D" style:family="table-column">
      <style:table-column-properties style:column-width="3.491cm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none" fo:border-top="none" fo:border-bottom="none"/>
    </style:style>
    <style:style style:name="Tabella4.B3" style:family="table-cell">
      <style:table-cell-properties fo:padding="0.097cm" fo:border="none"/>
    </style:style>
    <style:style style:name="Tabella4.C3" style:family="table-cell">
      <style:table-cell-properties fo:padding="0.097cm" fo:border="none"/>
    </style:style>
    <style:style style:name="Tabella4.D3" style:family="table-cell">
      <style:table-cell-properties fo:padding="0.097cm" fo:border-left="none" fo:border-right="0.05pt solid #000000" fo:border-top="none" fo:border-bottom="none"/>
    </style:style>
    <style:style style:name="Tabella4.A4" style:family="table-cell">
      <style:table-cell-properties fo:padding="0.097cm" fo:border-left="0.05pt solid #000000" fo:border-right="0.05pt solid #000000" fo:border-top="none" fo:border-bottom="none"/>
    </style:style>
    <style:style style:name="Tabella4.A5" style:family="table-cell">
      <style:table-cell-properties fo:padding="0.097cm" fo:border-left="0.05pt solid #000000" fo:border-right="0.05pt solid #000000" fo:border-top="none" fo:border-bottom="none"/>
    </style:style>
    <style:style style:name="Tabella4.A6" style:family="table-cell">
      <style:table-cell-properties fo:padding="0.097cm" fo:border-left="0.05pt solid #000000" fo:border-right="0.05pt solid #000000" fo:border-top="none" fo:border-bottom="none"/>
    </style:style>
    <style:style style:name="Tabella4.7" style:family="table-row">
      <style:table-row-properties style:row-height="0.011cm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0.589cm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5.378cm" fo:margin-left="0.035cm" table:align="left"/>
    </style:style>
    <style:style style:name="Tabella9.A" style:family="table-column">
      <style:table-column-properties style:column-width="0.767cm"/>
    </style:style>
    <style:style style:name="Tabella9.B" style:family="table-column">
      <style:table-column-properties style:column-width="13.785cm"/>
    </style:style>
    <style:style style:name="Tabella9.C" style:family="table-column">
      <style:table-column-properties style:column-width="0.826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padding="0.097cm" fo:border-left="0.5pt dotted #808080" fo:border-right="none" fo:border-top="0.5pt dotted #808080" fo:border-bottom="0.5pt dotted #808080"/>
    </style:style>
    <style:style style:name="Tabella9.B1" style:family="table-cell">
      <style:table-cell-properties fo:background-color="transparent" fo:padding="0.049cm" fo:border="0.5pt dotted #808080">
        <style:background-image/>
      </style:table-cell-properties>
    </style:style>
    <style:style style:name="Tabella9.C1" style:family="table-cell">
      <style:table-cell-properties fo:padding="0.097cm" fo:border="0.05pt solid #000000"/>
    </style:style>
    <style:style style:name="Tabella2" style:family="table">
      <style:table-properties style:width="4.577cm" fo:margin-left="14.425cm" table:align="left"/>
    </style:style>
    <style:style style:name="Tabella2.A" style:family="table-column">
      <style:table-column-properties style:column-width="4.577cm"/>
    </style:style>
    <style:style style:name="Tabella2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2" style:family="table-cell">
      <style:table-cell-properties fo:padding="0.097cm" fo:border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4.26cm" style:rel-column-width="14692*"/>
    </style:style>
    <style:style style:name="Tabella5.B" style:family="table-column">
      <style:table-column-properties style:column-width="14.741cm" style:rel-column-width="50843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9.26cm" fo:margin-left="9.742cm" table:align="left"/>
    </style:style>
    <style:style style:name="Tabella7.A" style:family="table-column">
      <style:table-column-properties style:column-width="9.26cm"/>
    </style:style>
    <style:style style:name="Tabella7.1" style:family="table-row">
      <style:table-row-properties fo:keep-together="always"/>
    </style:style>
    <style:style style:name="Tabella7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7.2" style:family="table-row">
      <style:table-row-properties style:min-row-height="1.7cm" fo:keep-together="always"/>
    </style:style>
    <style:style style:name="Tabella7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2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P1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8pt" fo:font-style="normal" style:text-underline-style="none" fo:font-weight="normal" style:font-name-asian="SimSun" style:font-size-asian="7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style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style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style:contextual-spacing="false" fo:line-height="100%" fo:text-align="center" style:justify-single-word="false" style:page-number="auto"/>
      <style:text-properties style:use-window-font-color="true" style:font-name="Arial2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style:contextual-spacing="false" fo:line-height="100%" fo:text-align="center" style:justify-single-word="false" style:page-number="auto"/>
      <style:text-properties style:use-window-font-color="true" style:font-name="Arial2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2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2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e6e6ff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-0.097cm" fo:margin-right="0.009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7" style:family="paragraph" style:parent-style-name="Text_20_body">
      <style:text-properties fo:font-size="6pt" style:font-size-asian="5.25pt" style:font-size-complex="6pt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Arial2" fo:font-size="5pt" fo:font-weight="bold" style:font-name-asian="SimSun" style:font-size-asian="5pt" style:font-weight-asian="bold" style:font-name-complex="Tahoma" style:font-size-complex="5pt" style:font-weight-complex="bold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font-name="Ubuntu Light" fo:font-size="10pt" style:font-size-asian="10pt" style:font-size-complex="10pt"/>
    </style:style>
    <style:style style:name="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T5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ext-input text:description="&lt;for each=&quot;item in objects&quot;&gt;">starts for loop item objects</text:text-input></text:p>
      <text:p text:style-name="P39"><text:placeholder text:placeholder-type="text">&lt;setLang(item.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3"/>
          </table:table-cell>
          <table:table-cell table:style-name="Tabella3.B1" office:value-type="string">
            <text:p text:style-name="P30"><text:span text:style-name="T9">Spett.le: </text:span><text:span text:style-name="T9"><text:placeholder text:placeholder-type="text">&lt;item.partner_id.name&gt;</text:placeholder></text:span><text:span text:style-name="T9"> [</text:span><text:span text:style-name="T9"><text:placeholder text:placeholder-type="text">&lt;item.partner_id.mexal_c&gt;</text:placeholder></text:span><text:span text:style-name="T9">]</text:span></text:p>
            <text:p text:style-name="P31"><text:placeholder text:placeholder-type="text">&lt;item.partner_id.street&gt;</text:placeholder></text:p>
            <text:p text:style-name="P35"><text:span text:style-name="T8"><text:placeholder text:placeholder-type="text">&lt;item.partner_id.zip&gt;</text:placeholder></text:span><text:span text:style-name="T8"> </text:span><text:span text:style-name="T8"><text:placeholder text:placeholder-type="text">&lt;item.partner_id.city&gt;</text:placeholder></text:span></text:p>
          </table:table-cell>
        </table:table-row>
        <table:table-row>
          <table:table-cell table:style-name="Tabella3.A1" office:value-type="string">
            <text:p text:style-name="P34"><text:placeholder text:placeholder-type="text">&lt;"Alla c/a: %s" % (item.client_order_ref, ) if item.client_order_ref else ""&gt;</text:placeholder></text:p>
          </table:table-cell>
          <table:table-cell table:style-name="Tabella3.B2" office:value-type="string">
            <text:p text:style-name="P41"><text:span text:style-name="T8"><text:placeholder text:placeholder-type="text">&lt;get_label(item.partner_id,"phone")&gt;</text:placeholder></text:span><text:span text:style-name="T8">: </text:span><text:span text:style-name="T8"><text:placeholder text:placeholder-type="text">&lt;item.partner_id.phone&gt;</text:placeholder></text:span></text:p>
            <text:p text:style-name="P29"><text:span text:style-name="T8"><text:placeholder text:placeholder-type="text">&lt;get_label(item.partner_id,"fax")&gt;</text:placeholder></text:span><text:span text:style-name="T8">: </text:span><text:span text:style-name="T8"><text:placeholder text:placeholder-type="text">&lt;item.partner_id.fax&gt;</text:placeholder></text:span></text:p>
            <text:p text:style-name="P29"><text:span text:style-name="T8"><text:placeholder text:placeholder-type="text">&lt;get_label(item.partner_id,"email")&gt;</text:placeholder></text:span><text:span text:style-name="T8">: </text:span><text:span text:style-name="T8"><text:placeholder text:placeholder-type="text">&lt;item.partner_id.email&gt;</text:placeholder></text:span></text:p>
          </table:table-cell>
        </table:table-row>
      </table:table>
      <text:p text:style-name="P27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36">Offerta: <text:placeholder text:placeholder-type="text">&lt;item.name&gt;</text:placeholder><text:span text:style-name="T8"> </text:span><text:span text:style-name="T8"><text:placeholder text:placeholder-type="text">&lt;"(SALVO IL VENDUTO NEL FRATTEMPO)" if item.only_not_sold else ""&gt;</text:placeholder></text:span></text:p>
            </table:table-cell>
            <table:covered-table-cell/>
            <table:covered-table-cell/>
          </table:table-row>
          <table:table-row>
            <table:table-cell table:style-name="Tabella1.A2" table:number-columns-spanned="2" office:value-type="string">
              <text:p text:style-name="P19">Rif. Commerciale</text:p>
            </table:table-cell>
            <table:covered-table-cell/>
            <table:table-cell table:style-name="Tabella1.C2" office:value-type="string">
              <text:p text:style-name="P19">Date</text:p>
            </table:table-cell>
          </table:table-row>
        </table:table-header-rows>
        <table:table-row>
          <table:table-cell table:style-name="Tabella1.A3" office:value-type="string">
            <text:p text:style-name="P20"><text:placeholder text:placeholder-type="text">&lt;item.user_id.name&gt;</text:placeholder></text:p>
            <text:p text:style-name="P12"/>
          </table:table-cell>
          <table:table-cell table:style-name="Tabella1.A1" office:value-type="string">
            <text:p text:style-name="P18"><text:span text:style-name="T7">Tel.: </text:span><text:placeholder text:placeholder-type="text">&lt;item.user_id.phone&gt;</text:placeholder></text:p>
            <text:p text:style-name="P18"><text:span text:style-name="T7">E-mail:</text:span> <text:placeholder text:placeholder-type="text">&lt;item.user_id.email&gt;</text:placeholder></text:p>
          </table:table-cell>
          <table:table-cell table:style-name="Tabella1.C3" office:value-type="string">
            <text:p text:style-name="P18"><text:span text:style-name="T7">Data:</text:span> <text:placeholder text:placeholder-type="text">&lt;formatLang(item.date_order, date=True) if item.date_order else ""&gt;</text:placeholder></text:p>
            <text:p text:style-name="P12"><text:span text:style-name="T7">Validità:</text:span> <text:placeholder text:placeholder-type="text">&lt;formatLang(item.deadline_order, date=True) if  item.deadline_order else ""&gt;</text:placeholder></text:p>
          </table:table-cell>
        </table:table-row>
      </table:table>
      <text:p text:style-name="P3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9">Prodotto</text:p>
            </table:table-cell>
            <table:table-cell table:style-name="Tabella4.A1" office:value-type="string">
              <text:p text:style-name="P19">Quantità</text:p>
            </table:table-cell>
            <table:table-cell table:style-name="Tabella4.A1" office:value-type="string">
              <text:p text:style-name="P19">Prezzo unitario*</text:p>
            </table:table-cell>
            <table:table-cell table:style-name="Tabella4.D1" office:value-type="string">
              <text:p text:style-name="P19">Tot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24"><text:text-input text:description="&lt;for each=&quot;line in item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7"><text:placeholder text:placeholder-type="text">&lt;"[%s] " % (line.product_id.default_code, ) if item.with_default_code else ""&gt;</text:placeholder><text:placeholder text:placeholder-type="text">&lt;line.name&gt;</text:placeholder> <text:placeholder text:placeholder-type="text">&lt;"**" if line.footer_annotation else ""&gt;</text:placeholder></text:p>
          </table:table-cell>
          <table:table-cell table:style-name="Tabella4.B3" office:value-type="string">
            <text:p text:style-name="P16"><text:placeholder text:placeholder-type="text">&lt;formatLang(line.product_uom_qty)&gt;</text:placeholder> <text:placeholder text:placeholder-type="text">&lt;line.product_uom.name&gt;</text:placeholder></text:p>
          </table:table-cell>
          <table:table-cell table:style-name="Tabella4.C3" office:value-type="string">
            <text:p text:style-name="P16"><text:placeholder text:placeholder-type="text">&lt;line.price_unit&gt;</text:placeholder> €</text:p>
          </table:table-cell>
          <table:table-cell table:style-name="Tabella4.D3" office:value-type="string">
            <text:p text:style-name="P16"><text:placeholder text:placeholder-type="text">&lt;line.price_subtotal&gt;</text:placeholder> €</text:p>
          </table:table-cell>
        </table:table-row>
        <table:table-row>
          <table:table-cell table:style-name="Tabella4.A6" table:number-columns-spanned="4" office:value-type="string">
            <text:p text:style-name="P17"><text:placeholder text:placeholder-type="text">&lt;if test="line.analysis_required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able:table table:name="Tabella9" table:style-name="Tabella9">
              <table:table-column table:style-name="Tabella9.A"/>
              <table:table-column table:style-name="Tabella9.B"/>
              <table:table-column table:style-name="Tabella9.C"/>
              <table:table-row table:style-name="Tabella9.1">
                <table:table-cell table:style-name="Tabella9.A1" office:value-type="string">
                  <text:p text:style-name="P25"><text:text-input text:description="&lt;for each=&quot;row in get_analysis_from_move(line.id)&quot;&gt;">row</text:text-input></text:p>
                </table:table-cell>
                <table:table-cell table:style-name="Tabella9.B1" office:value-type="string">
                  <text:p text:style-name="P23"><text:placeholder text:placeholder-type="text">&lt;row.split(separator())[0] if len(row.split(separator()))==2 else row&gt;</text:placeholder></text:p>
                  <text:p text:style-name="P22"><text:placeholder text:placeholder-type="text">&lt;row.split(separator())[1] if len(row.split(separator()))==2 else row&gt;</text:placeholder></text:p>
                </table:table-cell>
                <table:table-cell table:style-name="Tabella9.C1" office:value-type="string">
                  <text:p text:style-name="P21"><text:text-input text:description="&lt;/for&gt;">/row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4.7">
          <table:table-cell table:style-name="Tabella4.A8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ella4.8">
          <table:table-cell table:style-name="Tabella4.A8" table:number-columns-spanned="4" office:value-type="string">
            <text:p text:style-name="P13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26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">Totale Imponibile*</text:p>
          </table:table-cell>
        </table:table-row>
        <table:table-row>
          <table:table-cell table:style-name="Tabella2.A2" office:value-type="string">
            <text:p text:style-name="P14"><text:placeholder text:placeholder-type="text">&lt;formatLang(o.amount_total, currency_obj=o.pricelist_id.currency_id)&gt;</text:placeholder></text:p>
          </table:table-cell>
        </table:table-row>
      </table:table>
      <text:p text:style-name="P26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6">Trasporto: </text:p>
          </table:table-cell>
          <table:table-cell table:style-name="Tabella5.B1" office:value-type="string">
            <text:p text:style-name="P32"><text:placeholder text:placeholder-type="text">&lt;item.transport&gt;</text:placeholder></text:p>
          </table:table-cell>
        </table:table-row>
        <table:table-row>
          <table:table-cell table:style-name="Tabella5.A2" office:value-type="string">
            <text:p text:style-name="P26">Imballo:</text:p>
          </table:table-cell>
          <table:table-cell table:style-name="Tabella5.B5" office:value-type="string">
            <text:p text:style-name="P32"><text:placeholder text:placeholder-type="text">&lt;item.package&gt;</text:placeholder></text:p>
          </table:table-cell>
        </table:table-row>
        <table:table-row>
          <table:table-cell table:style-name="Tabella5.A2" office:value-type="string">
            <text:p text:style-name="P26">Condizioni pagamento:</text:p>
          </table:table-cell>
          <table:table-cell table:style-name="Tabella5.B5" office:value-type="string">
            <text:p text:style-name="P32"><text:placeholder text:placeholder-type="text">&lt;item.payment_term.name if item.payment_term else "Non specificato"&gt;</text:placeholder></text:p>
          </table:table-cell>
        </table:table-row>
        <table:table-row>
          <table:table-cell table:style-name="Tabella5.A2" office:value-type="string">
            <text:p text:style-name="P26">Consegna:</text:p>
          </table:table-cell>
          <table:table-cell table:style-name="Tabella5.B5" office:value-type="string">
            <text:p text:style-name="P32"><text:placeholder text:placeholder-type="text">&lt;"[%s] " % (item.incoterm.name) if item.incoterm else ""&gt;</text:placeholder><text:placeholder text:placeholder-type="text">&lt;item.delivery_note&gt;</text:placeholder></text:p>
          </table:table-cell>
        </table:table-row>
        <table:table-row>
          <table:table-cell table:style-name="Tabella5.A2" office:value-type="string">
            <text:p text:style-name="P4">Note:</text:p>
          </table:table-cell>
          <table:table-cell table:style-name="Tabella5.B5" office:value-type="string">
            <text:p text:style-name="P32"><text:placeholder text:placeholder-type="text">&lt;item.note&gt;</text:placeholder></text:p>
            <text:p text:style-name="P7">* Tutti I prezzi si intendono IVA esclusa (dove applicata)</text:p>
            <text:p text:style-name="P6"><text:placeholder text:placeholder-type="text">&lt;"**%s"%(item.footer_annotation_text) if item.footer_annotation_text else ""&gt;</text:placeholder></text:p>
          </table:table-cell>
        </table:table-row>
      </table:table>
      <text:p text:style-name="P15"/>
      <table:table table:name="Tabella7" table:style-name="Tabella7">
        <table:table-column table:style-name="Tabella7.A"/>
        <text:soft-page-break/>
        <table:table-row table:style-name="Tabella7.1">
          <table:table-cell table:style-name="Tabella7.A1" office:value-type="string">
            <text:p text:style-name="P5">Timbro e firma per accettazione</text:p>
          </table:table-cell>
        </table:table-row>
        <table:table-row table:style-name="Tabella7.2">
          <table:table-cell table:style-name="Tabella7.A2" office:value-type="string">
            <text:p text:style-name="P14"/>
          </table:table-cell>
        </table:table-row>
      </table:table>
      <text:p text:style-name="P28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9.001cm" table:align="margins" style:may-break-between-rows="false"/>
    </style:style>
    <style:style style:name="Tabella6.A" style:family="table-column">
      <style:table-column-properties style:column-width="5.265cm" style:rel-column-width="18160*"/>
    </style:style>
    <style:style style:name="Tabella6.B" style:family="table-column">
      <style:table-column-properties style:column-width="11.536cm" style:rel-column-width="39788*"/>
    </style:style>
    <style:style style:name="Tabella6.C" style:family="table-column">
      <style:table-column-properties style:column-width="2.2cm" style:rel-column-width="7587*"/>
    </style:style>
    <style:style style:name="Tabella6.1" style:family="table-row">
      <style:table-row-properties style:min-row-height="2.831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C1" style:family="table-cell">
      <style:table-cell-properties style:vertical-align="bottom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MP4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6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MT1" style:family="text">
      <style:text-properties style:font-name="Ubuntu Light" fo:font-size="10pt" style:font-size-asian="10pt" style:font-size-complex="10pt"/>
    </style:style>
    <style:style style:name="M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MT5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T6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1.0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svg:height="1.40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office:value-type="string">
              <text:p text:style-name="MP1"><draw:a xlink:type="simple" xlink:href="http://www.minerals.it/"><draw:frame draw:style-name="Mfr1" draw:name="HTTP://WWW.MINERALS.IT/" text:anchor-type="as-char" svg:width="5.069cm" svg:height="2.731cm" draw:z-index="1"><draw:image xlink:href="Pictures/100000000000009A0000005790555D3E.png" xlink:type="simple" xlink:show="embed" xlink:actuate="onLoad"/></draw:frame></draw:a></text:p>
            </table:table-cell>
            <table:table-cell table:style-name="Tabella6.A1" office:value-type="string">
              <text:p text:style-name="MP2">Minerals &amp; Metals Italia</text:p>
              <text:p text:style-name="MP3"/>
              <text:p text:style-name="MP1"><text:span text:style-name="Strong_20_Emphasis"><text:span text:style-name="MT1">“Serietà, competenza, professionalità al servizio dell’Uomo”</text:span></text:span></text:p>
            </table:table-cell>
            <table:table-cell table:style-name="Tabella6.C1" office:value-type="string">
              <text:p text:style-name="MP4">Pag. <text:page-number text:select-page="current">2</text:page-number> di <text:page-count>2</text:page-count></text:p>
            </table:table-cell>
          </table:table-row>
        </table:table>
        <text:p text:style-name="MP5"/>
      </style:header>
      <style:footer>
        <text:p text:style-name="MP6"><text:span text:style-name="MT2">Via Leopardi, 26 loc. Bessimo Inferiore – 24060 Rogno (BG) Italia</text:span><text:span text:style-name="MT3"> <text:line-break/>Tel. +39 035 983160 <text:s text:c="2"/>Fax. +39 030 983150 <text:s text:c="2"/>Web: </text:span><text:a xlink:type="simple" xlink:href="http://www.minerals.it/" text:style-name="Internet_20_link"><text:span text:style-name="MT4">http://www.minerals.it</text:span></text:a><text:span text:style-name="MT3"> <text:s/>E-mail: </text:span><text:a xlink:type="simple" xlink:href="mailto:info@minerals.it?subject=Richiesta%20offerta" text:style-name="Internet_20_link"><text:span text:style-name="MT5">info@minerals.it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11T10:17:28.266818228</dc:date>
    <meta:editing-duration>P5DT15H21M29S</meta:editing-duration>
    <meta:editing-cycles>578</meta:editing-cycles>
    <meta:generator>LibreOffice/4.2.8.2$Linux_X86_64 LibreOffice_project/420m0$Build-2</meta:generator>
    <meta:document-statistic meta:table-count="8" meta:image-count="1" meta:object-count="0" meta:page-count="2" meta:paragraph-count="54" meta:word-count="210" meta:character-count="2071" meta:non-whitespace-character-count="1916"/>
    <meta:user-defined meta:name="Info 1"/>
    <meta:user-defined meta:name="Info 2"/>
    <meta:user-defined meta:name="Info 3"/>
    <meta:user-defined meta:name="Info 4"/>
  </office:meta>
</office:document-meta>
</file>